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86b7" officeooo:paragraph-rsid="000986b7" style:font-weight-asian="bold" style:font-weight-complex="bold"/>
    </style:style>
    <style:style style:name="P2" style:family="paragraph" style:parent-style-name="Standard">
      <style:text-properties officeooo:paragraph-rsid="00103e48"/>
    </style:style>
    <style:style style:name="P3" style:family="paragraph" style:parent-style-name="Standard">
      <style:text-properties fo:font-weight="normal" officeooo:rsid="00103e48" officeooo:paragraph-rsid="00103e48" style:font-weight-asian="normal" style:font-weight-complex="normal"/>
    </style:style>
    <style:style style:name="P4" style:family="paragraph" style:parent-style-name="Standard">
      <style:text-properties officeooo:paragraph-rsid="0021cc15"/>
    </style:style>
    <style:style style:name="P5" style:family="paragraph" style:parent-style-name="Standard">
      <style:text-properties officeooo:paragraph-rsid="0022a5d7"/>
    </style:style>
    <style:style style:name="T1" style:family="text">
      <style:text-properties fo:font-weight="normal" officeooo:rsid="000a0db6" style:font-weight-asian="normal" style:font-weight-complex="normal"/>
    </style:style>
    <style:style style:name="T2" style:family="text">
      <style:text-properties fo:font-weight="normal" officeooo:rsid="000bd1c4" style:font-weight-asian="normal" style:font-weight-complex="normal"/>
    </style:style>
    <style:style style:name="T3" style:family="text">
      <style:text-properties fo:font-weight="normal" officeooo:rsid="000f3dd0" style:font-weight-asian="normal" style:font-weight-complex="normal"/>
    </style:style>
    <style:style style:name="T4" style:family="text">
      <style:text-properties fo:font-weight="normal" officeooo:rsid="0021cc15" style:font-weight-asian="normal" style:font-weight-complex="normal"/>
    </style:style>
    <style:style style:name="T5" style:family="text">
      <style:text-properties fo:font-weight="normal" officeooo:rsid="000c9f20" style:font-weight-asian="normal" style:font-weight-complex="normal"/>
    </style:style>
    <style:style style:name="T6" style:family="text">
      <style:text-properties fo:font-weight="normal" officeooo:rsid="00103e48" style:font-weight-asian="normal" style:font-weight-complex="normal"/>
    </style:style>
    <style:style style:name="T7" style:family="text">
      <style:text-properties fo:font-weight="normal" officeooo:rsid="0023fa37" style:font-weight-asian="normal" style:font-weight-complex="normal"/>
    </style:style>
    <style:style style:name="T8" style:family="text">
      <style:text-properties fo:font-weight="normal" officeooo:rsid="001a5850" style:font-weight-asian="normal" style:font-weight-complex="normal"/>
    </style:style>
    <style:style style:name="T9" style:family="text">
      <style:text-properties style:text-position="super 58%" fo:font-weight="normal" officeooo:rsid="000a0db6" style:font-weight-asian="normal" style:font-weight-complex="normal"/>
    </style:style>
    <style:style style:name="T10" style:family="text">
      <style:text-properties fo:font-weight="normal" officeooo:rsid="0024085b" style:font-weight-asian="normal" style:font-weight-complex="normal"/>
    </style:style>
    <style:style style:name="T11" style:family="text">
      <style:text-properties fo:font-style="italic"/>
    </style:style>
    <style:style style:name="T12" style:family="text">
      <style:text-properties officeooo:rsid="0021cc15"/>
    </style:style>
    <style:style style:name="T13" style:family="text">
      <style:text-properties officeooo:rsid="000a0db6"/>
    </style:style>
    <style:style style:name="T14" style:family="text">
      <style:text-properties officeooo:rsid="00103e48"/>
    </style:style>
    <style:style style:name="T15" style:family="text">
      <style:text-properties officeooo:rsid="000babd4"/>
    </style:style>
    <style:style style:name="T16" style:family="text">
      <style:text-properties officeooo:rsid="000b70d0"/>
    </style:style>
    <style:style style:name="T17" style:family="text">
      <style:text-properties officeooo:rsid="00154097"/>
    </style:style>
    <style:style style:name="T18" style:family="text">
      <style:text-properties officeooo:rsid="000bd1c4"/>
    </style:style>
    <style:style style:name="T19" style:family="text">
      <style:text-properties officeooo:rsid="0024085b"/>
    </style:style>
    <style:style style:name="T20" style:family="text">
      <style:text-properties officeooo:rsid="000c9f20"/>
    </style:style>
    <style:style style:name="T21" style:family="text">
      <style:text-properties officeooo:rsid="0016b8ca"/>
    </style:style>
    <style:style style:name="T22" style:family="text">
      <style:text-properties officeooo:rsid="0023fa37"/>
    </style:style>
    <style:style style:name="T23" style:family="text">
      <style:text-properties officeooo:rsid="001c9f69"/>
    </style:style>
    <style:style style:name="T24" style:family="text">
      <style:text-properties officeooo:rsid="00167dbf"/>
    </style:style>
    <style:style style:name="T25" style:family="text">
      <style:text-properties style:text-position="super 58%" officeooo:rsid="000a0db6"/>
    </style:style>
    <style:style style:name="T26" style:family="text">
      <style:text-properties officeooo:rsid="001ffb07"/>
    </style:style>
    <style:style style:name="T27" style:family="text">
      <style:text-properties officeooo:rsid="001152df"/>
    </style:style>
    <style:style style:name="T28" style:family="text">
      <style:text-properties officeooo:rsid="00188d5e"/>
    </style:style>
    <style:style style:name="T29" style:family="text">
      <style:text-properties officeooo:rsid="0024adf0"/>
    </style:style>
    <style:style style:name="T30" style:family="text">
      <style:text-properties officeooo:rsid="0020a461"/>
    </style:style>
    <style:style style:name="T31" style:family="text">
      <style:text-properties officeooo:rsid="001e8fd7"/>
    </style:style>
    <style:style style:name="T32" style:family="text">
      <style:text-properties fo:font-style="italic" officeooo:rsid="000b70d0" style:font-style-asian="italic" style:font-style-complex="italic"/>
    </style:style>
    <style:style style:name="T33" style:family="text">
      <style:text-properties fo:font-style="normal" officeooo:rsid="0023fa3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didn’t choose to write this article.</text:p>
      <text:p text:style-name="P1"/>
      <text:p text:style-name="P2"><text:span text:style-name="T1">The concept of free will – </text:span><text:span text:style-name="T2">that we are free to choose one action over another -</text:span><text:span text:style-name="T1"> </text:span><text:span text:style-name="T2">is central to human individualism and </text:span><text:span text:style-name="T3">ethics</text:span><text:span text:style-name="T2">, but it</text:span><text:span text:style-name="T1"> </text:span><text:span text:style-name="T2">is </text:span><text:span text:style-name="T4">contradicted</text:span><text:span text:style-name="T2"> by </text:span><text:span text:style-name="T5">fundamental</text:span><text:span text:style-name="T2"> </text:span><text:span text:style-name="T5">science</text:span><text:span text:style-name="T2">. The same laws that govern the </text:span><text:span text:style-name="T5">movements of a rocke</text:span><text:span text:style-name="T6">t, </text:span><text:span text:style-name="T2">a </text:span><text:span text:style-name="T7">snooker</text:span><text:span text:style-name="T2"> ball, </text:span><text:span text:style-name="T6">or the firing o</text:span><text:span text:style-name="T8">f</text:span><text:span text:style-name="T6"> a neuron in your brain</text:span><text:span text:style-name="T2"> have been established</text:span><text:span text:style-name="T1"> for centuries now, </text:span><text:span text:style-name="T6">and they don’t allow any room for <text:s/>choice. </text:span></text:p>
      <text:p text:style-name="P3"/>
      <text:p text:style-name="P4"><text:span text:style-name="T1">The foundations of </text:span><text:span text:style-name="T2">the</text:span><text:span text:style-name="T1"> destruction </text:span><text:span text:style-name="T2">of free will</text:span><text:span text:style-name="T1"> were laid by Isaac Newton in the 17</text:span><text:span text:style-name="T9">h</text:span><text:span text:style-name="T1"> Century, in his <text:s/>book “</text:span><text:span text:style-name="T10">Philosophie Naturalis Principa Mathematica”</text:span> (<text:span text:style-name="T11">Mathematical Principles of Natural Philosophy</text:span>). <text:span text:style-name="T12">He</text:span><text:span text:style-name="T13"> </text:span><text:span text:style-name="T14">described</text:span><text:span text:style-name="T13"> the physical laws governing the movement of objects. All objects. </text:span><text:span text:style-name="T15">T</text:span><text:span text:style-name="T16">his </text:span><text:span text:style-name="T15">forms</text:span><text:span text:style-name="T16"> the basis for all calculations </text:span><text:span text:style-name="T12">involving macroscopic events (</text:span><text:span text:style-name="T15">generally larger than individual atoms)</text:span><text:span text:style-name="T16">, </text:span><text:span text:style-name="T15">leading to every</text:span><text:span text:style-name="T16"> </text:span><text:span text:style-name="T14">humanly observable </text:span><text:span text:style-name="T15">physical process.</text:span><text:span text:style-name="T13"> For </text:span><text:span text:style-name="T12">well</text:span><text:span text:style-name="T13"> over 200 years, this was taken to mean </text:span><text:span text:style-name="T17">that</text:span><text:span text:style-name="T13"> every particle in the universe </text:span><text:span text:style-name="T18">followed a deterministic course . </text:span><text:span text:style-name="T14">S</text:span><text:span text:style-name="T13">ince Newton accurately de</text:span><text:span text:style-name="T16">f</text:span><text:span text:style-name="T13">ined the motion and interaction of particles, </text:span><text:span text:style-name="T16">and therefore made them entirely pre-determined </text:span><text:span text:style-name="T15">and theoretically predictable</text:span><text:span text:style-name="T16">, </text:span><text:span text:style-name="T13">there was no room for a mind (which, after all, consist</text:span><text:span text:style-name="T14">s </text:span><text:span text:style-name="T13">of those same particles) to act in any other way than that </text:span><text:span text:style-name="T18">predicted</text:span><text:span text:style-name="T13"> by Newtonian physics – </text:span><text:span text:style-name="T19">whatever happened in the mind or any other system couldn’t have happened in any other way</text:span><text:span text:style-name="T13">. </text:span></text:p>
      <text:p text:style-name="P2"/>
      <text:p text:style-name="P2"><text:span text:style-name="T13">Obviously, this was quite upsetting to many people – no-one likes to think that their actions are pre-determined, and </text:span><text:span text:style-name="T20">especially</text:span><text:span text:style-name="T13"> in the religious climate of the time it allowed no choice between sin and virtue – if I am predetermined to sin, I cannot ch</text:span><text:span text:style-name="T16">oos</text:span><text:span text:style-name="T13">e to avoid it – I am doomed to hell, whatever actions I might think I am choosing. </text:span><text:span text:style-name="T20">This ma</text:span><text:span text:style-name="T21">de </text:span><text:span text:style-name="T20">a mockery of religions that presuppose the human ability to choose </text:span><text:span text:style-name="T19">to do </text:span><text:span text:style-name="T20">good </text:span><text:span text:style-name="T19">or</text:span><text:span text:style-name="T20"> evil, </text:span><text:span text:style-name="T22">so </text:span><text:span text:style-name="T19">it </text:span><text:span text:style-name="T22">was</text:span><text:span text:style-name="T23">n’t a very popular idea.</text:span></text:p>
      <text:p text:style-name="P2"/>
      <text:p text:style-name="P2"><text:span text:style-name="T19">Then, i</text:span><text:span text:style-name="T13">n the </text:span><text:span text:style-name="T24">e</text:span><text:span text:style-name="T13">arly 20</text:span><text:span text:style-name="T25">th</text:span><text:span text:style-name="T13"> century, </text:span><text:span text:style-name="T17">the foundations of </text:span><text:span text:style-name="T13">quantum physics </text:span><text:span text:style-name="T17">were established </text:span><text:span text:style-name="T13">and to </text:span><text:span text:style-name="T15">some</text:span><text:span text:style-name="T13"> people seemed to offer </text:span><text:span text:style-name="T14">some space </text:span><text:span text:style-name="T13">for free will – some events at the sub-atomic level just happen – there is no known cause for them happening, they just do, or don’t, randomly. The problem with </text:span><text:span text:style-name="T15">trying to imp</text:span><text:span text:style-name="T12">ly</text:span><text:span text:style-name="T15"> </text:span><text:span text:style-name="T13">free will here is that although the events don’t follow the logical </text:span><text:span text:style-name="T19">and predictable</text:span><text:span text:style-name="T13"> step-by-step p</text:span><text:span text:style-name="T16">rocess</text:span><text:span text:style-name="T12">es</text:span><text:span text:style-name="T13"> of Newtonian physics, they are, instead, completely random. </text:span><text:span text:style-name="T20">This</text:span><text:span text:style-name="T13"> led Albert Einstein, </text:span><text:span text:style-name="T22">who was </text:span><text:span text:style-name="T17">famously</text:span><text:span text:style-name="T20"> unhappy</text:span><text:span text:style-name="T13"> with quantum theory, </text:span><text:span text:style-name="T22">to </text:span><text:span text:style-name="T19">complain</text:span><text:span text:style-name="T22"> </text:span><text:span text:style-name="T13"><text:s/>“I cannot believe that God plays dice with the universe”. </text:span><text:span text:style-name="T20">But apparently, </text:span><text:span text:style-name="T22">God</text:span><text:span text:style-name="T20"> does.</text:span><text:span text:style-name="T13"> </text:span><text:span text:style-name="T16">S</text:span><text:span text:style-name="T13">o, no room for free will there either – </text:span><text:span text:style-name="T15">everything is either pre-determin</text:span><text:span text:style-name="T18">e</text:span><text:span text:style-name="T15">d or completely random</text:span><text:span text:style-name="T13">. </text:span></text:p>
      <text:p text:style-name="P2"/>
      <text:p text:style-name="P2"><text:span text:style-name="T13">Since then, there have been a </text:span><text:span text:style-name="T23">few more </text:span><text:span text:style-name="T13">nails </text:span><text:span text:style-name="T23">in the</text:span><text:span text:style-name="T13"> the coffin </text:span><text:span text:style-name="T23">lid</text:span><text:span text:style-name="T13"> of free will – perhaps most notably </text:span><text:span text:style-name="T26">from the field of neurology rather than physics. E</text:span><text:span text:style-name="T13">xperiments with fMRI (functional Magnetic Resonance Imaging), </text:span><text:span text:style-name="T26">examining the </text:span><text:span text:style-name="T13">brain </text:span><text:span text:style-name="T26">activity</text:span><text:span text:style-name="T13"> of subjects as they apparently make a </text:span><text:span text:style-name="T22">conscious </text:span><text:span text:style-name="T13">choice whether to press button A or button B, </text:span><text:span text:style-name="T23">have established that </text:span><text:span text:style-name="T13">the neurons in <text:s/>the motor cortex fire up to </text:span><text:span text:style-name="T23">a</text:span><text:span text:style-name="T13"> second before the neurons in the parts of the brain associated with making a “conscious” decision. In other words, </text:span><text:span text:style-name="T22">the </text:span><text:span text:style-name="T26">brain stimulates </text:span><text:span text:style-name="T22">the</text:span><text:span text:style-name="T26"> </text:span><text:span text:style-name="T13">muscles </text:span><text:span text:style-name="T22">that </text:span><text:span text:style-name="T13">click </text:span><text:span text:style-name="T23">one </text:span><text:span text:style-name="T13">button </text:span><text:span text:style-name="T22">or another </text:span><text:span text:style-name="T13">before our conscious mind “decides” to </text:span><text:span text:style-name="T16">click one or the other. </text:span><text:span text:style-name="T26">T</text:span><text:span text:style-name="T13">he conscious mind is </text:span><text:span text:style-name="T12">therefore relegated to </text:span><text:span text:style-name="T26">just</text:span><text:span text:style-name="T13"> constructing a </text:span><text:span text:style-name="T26">convenient</text:span><text:span text:style-name="T13"> narrative after the event – <text:s/>“I clicked button B because I chose to”, rather than </text:span><text:span text:style-name="T17">the more accurate </text:span><text:span text:style-name="T13">“I clicked button B and then </text:span><text:span text:style-name="T27">chose</text:span><text:span text:style-name="T13"> to”. <text:s/></text:span></text:p>
      <text:p text:style-name="P2"/>
      <text:p text:style-name="P5"><text:span text:style-name="T13">The </text:span><text:span text:style-name="T19">completely unimportant </text:span><text:span text:style-name="T13">upshot of all of this is that I actually have no choice but to write this article – I will either write it or not, or write in one way or another, according to Newtonian physics or random sub-atomic events </text:span><text:span text:style-name="T19">in my brain</text:span><text:span text:style-name="T13">, </text:span><text:span text:style-name="T28">and</text:span><text:span text:style-name="T13"> </text:span><text:span text:style-name="T17">t</text:span><text:span text:style-name="T13">hen my conscious </text:span><text:span text:style-name="T19">mind</text:span><text:span text:style-name="T13"> tel</text:span><text:span text:style-name="T16">l</text:span><text:span text:style-name="T17">s</text:span><text:span text:style-name="T13"> me that I decided to write these </text:span><text:span text:style-name="T18">particular </text:span><text:span text:style-name="T13">words. Likewise, you have </text:span><text:span text:style-name="T23">had </text:span><text:span text:style-name="T13">no choice but to read this far. </text:span><text:span text:style-name="T17">This</text:span><text:span text:style-name="T13"> gives me a convenient out if you think </text:span><text:span text:style-name="T18">this is </text:span><text:span text:style-name="T13">rubbish – I didn’t choose to write it, and you didn’t choose to read it. </text:span></text:p>
      <text:p text:style-name="P5"/>
      <text:p text:style-name="P5"/>
      <text:p text:style-name="P5"/>
      <text:p text:style-name="P5"><text:soft-page-break/><text:span text:style-name="T23">Despite all of </text:span><text:span text:style-name="T29">this</text:span><text:span text:style-name="T23">, </text:span><text:span text:style-name="T30">it </text:span><text:span text:style-name="T29">probably</text:span><text:span text:style-name="T30"> won’t stand up in court.</text:span><text:span text:style-name="T23"> </text:span><text:span text:style-name="T30">S</text:span><text:span text:style-name="T23">ince pretty much the entirety of human interaction with </text:span><text:span text:style-name="T22">the world</text:span><text:span text:style-name="T23"> is predicated on the assumption of free will, if you</text:span><text:span text:style-name="T13"> </text:span><text:span text:style-name="T31">were </text:span><text:span text:style-name="T13">to argue </text:span><text:span text:style-name="T23">that you had no choice in your actions (typing something, buying one product over another, stealing something, murdering someone), </text:span><text:span text:style-name="T31">you may be technically </text:span><text:span text:style-name="T30">correct</text:span><text:span text:style-name="T31">, but</text:span><text:span text:style-name="T23"> you will be judged as if you </text:span><text:span text:style-name="T31">consciously chose that course of action</text:span><text:span text:style-name="T13">. </text:span><text:span text:style-name="T31">Depending on your point of view, this is either very depressing or kind of liberating - </text:span><text:span text:style-name="T13"><text:s/></text:span><text:span text:style-name="T31">at</text:span><text:span text:style-name="T16"> the v</text:span><text:span text:style-name="T18">e</text:span><text:span text:style-name="T16">ry least, </text:span><text:span text:style-name="T31">I hope it </text:span><text:span text:style-name="T16">makes you think. Or </text:span><text:span text:style-name="T32">think </text:span><text:span text:style-name="T33">that </text:span><text:span text:style-name="T16">you choose to thin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7:25:31.766803771</meta:creation-date>
    <dc:date>2025-05-25T01:52:30.851548333</dc:date>
    <meta:editing-duration>PT6H31M6S</meta:editing-duration>
    <meta:editing-cycles>19</meta:editing-cycles>
    <meta:generator>LibreOffice/25.2.2.2$Linux_X86_64 LibreOffice_project/520$Build-2</meta:generator>
    <meta:document-statistic meta:table-count="0" meta:image-count="0" meta:object-count="0" meta:page-count="2" meta:paragraph-count="8" meta:word-count="770" meta:character-count="4548" meta:non-whitespace-character-count="3762"/>
  </office:meta>
</office:document-meta>
</file>